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5-03-31 0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4-09-30 0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4-06-25 0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4-04-01 0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3-10-16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3-07-18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3-04-17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3-01-17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2-10-19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2-07-19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2-04-05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2-01-10 0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1-10-04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1-06-29 0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1-04-06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1-01-05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0-09-30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0-07-06 0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20-01-07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9-10-01 0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9-07-08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9-04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9-01-07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8-10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8-07-09 0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8-04-02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8-01-10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7-10-0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7-06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7-04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7-01-04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6-10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6-07-06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6-04-0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6-01-06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5-10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5-07-08 0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5-04-0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5-01-15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4-09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4-07-0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4-04-02 0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4-01-09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3-10-08 0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3-07-11 0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3-04-09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0</text:p>
          </table:table-cell>
          <table:table-cell office:value-type="string" calcext:value-type="string">
            <text:p>BA0055</text:p>
          </table:table-cell>
          <table:table-cell office:value-type="string" calcext:value-type="string">
            <text:p>2013-01-08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